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0000000032840464DF09EFF1F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2" fo:font-size="24pt" style:font-size-asian="18pt" style:font-size-complex="18pt"/>
    </style:style>
    <style:style style:name="T1" style:family="text">
      <style:text-properties style:font-name="Arial2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5cm" svg:height="1.127cm" svg:x="0cm" svg:y="2.7cm">
          <draw:image xlink:href="Pictures/100000000000020000000032840464DF09EFF1F6.png" xlink:type="simple" xlink:show="embed" xlink:actuate="onLoad" draw:mime-type="image/png">
            <text:p/>
          </draw:image>
        </draw:frame>
        <draw:frame draw:style-name="gr2" draw:text-style-name="P2" draw:layer="layout" svg:width="2.905cm" svg:height="1.195cm" draw:transform="rotate (-1.5707963267949) translate (0.954cm -0.118cm)">
          <draw:text-box>
            <text:p><text:span text:style-name="T1">-0.002</text:span></text:p>
          </draw:text-box>
        </draw:frame>
        <draw:frame draw:style-name="gr2" draw:text-style-name="P2" draw:layer="layout" svg:width="3.235cm" svg:height="1.195cm" draw:transform="rotate (-1.5707963267949) translate (19.239cm -0.203cm)">
          <draw:text-box>
            <text:p><text:span text:style-name="T1">+0.002</text:span></text:p>
          </draw:text-box>
        </draw:frame>
        <draw:frame draw:style-name="gr2" draw:text-style-name="P2" draw:layer="layout" svg:width="3.235cm" svg:height="1.195cm" draw:transform="rotate (-1.5707963267949) translate (10.34cm -0.202cm)">
          <draw:text-box>
            <text:p><text:span text:style-name="T1">+0.00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05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0-11-21T18:15:13.685643531</dc:date>
    <meta:editing-duration>PT1M22S</meta:editing-duration>
    <meta:editing-cycles>2</meta:editing-cycles>
    <meta:generator>LibreOffice/7.0.3.1$Linux_X86_64 LibreOffice_project/00$Build-1</meta:generator>
    <meta:document-statistic meta:object-count="4"/>
  </office:meta>
</office:document-meta>
</file>